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2" svg:font-family="FreeSans" style:font-family-generic="swiss"/>
    <style:font-face style:name="Cantarell" svg:font-family="Cantarell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ula3" style:family="table">
      <style:table-properties style:width="6.6931in" table:align="margins"/>
    </style:style>
    <style:style style:name="Taula3.A" style:family="table-column">
      <style:table-column-properties style:column-width="6.6931in" style:rel-column-width="65535*"/>
    </style:style>
    <style:style style:name="Taula3.A1" style:family="table-cell">
      <style:table-cell-properties fo:padding="0.0382in" fo:border="0.05pt solid #000000"/>
    </style:style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6.6931in" style:rel-column-width="65535*"/>
    </style:style>
    <style:style style:name="Taula1.A1" style:family="table-cell">
      <style:table-cell-properties fo:padding="0.0382in" fo:border="0.05pt solid #000000"/>
    </style:style>
    <style:style style:name="Taula2" style:family="table">
      <style:table-properties style:width="6.6931in" table:align="margins"/>
    </style:style>
    <style:style style:name="Taula2.A" style:family="table-column">
      <style:table-column-properties style:column-width="6.6931in" style:rel-column-width="65535*"/>
    </style:style>
    <style:style style:name="Taula2.A1" style:family="table-cell">
      <style:table-cell-properties fo:padding="0.0382in" fo:border="0.05pt solid #000000"/>
    </style:style>
    <style:style style:name="Taula4" style:family="table">
      <style:table-properties style:width="6.6931in" table:align="margins"/>
    </style:style>
    <style:style style:name="Taula4.A" style:family="table-column">
      <style:table-column-properties style:column-width="6.6931in" style:rel-column-width="65535*"/>
    </style:style>
    <style:style style:name="Taula4.A1" style:family="table-cell">
      <style:table-cell-properties fo:padding="0.0382in" fo:border="0.05pt solid #000000"/>
    </style:style>
    <style:style style:name="Taula5" style:family="table">
      <style:table-properties style:width="6.6931in" table:align="margins"/>
    </style:style>
    <style:style style:name="Taula5.A" style:family="table-column">
      <style:table-column-properties style:column-width="0.3556in" style:rel-column-width="3481*"/>
    </style:style>
    <style:style style:name="Taula5.B" style:family="table-column">
      <style:table-column-properties style:column-width="5.9076in" style:rel-column-width="57843*"/>
    </style:style>
    <style:style style:name="Taula5.C" style:family="table-column">
      <style:table-column-properties style:column-width="0.4299in" style:rel-column-width="4211*"/>
    </style:style>
    <style:style style:name="Taula5.A1" style:family="table-cell">
      <style:table-cell-properties fo:padding="0.0382in" fo:border-left="0.5pt solid #000000" fo:border-right="none" fo:border-top="0.5pt solid #000000" fo:border-bottom="0.5pt solid #000000"/>
    </style:style>
    <style:style style:name="Taula5.C1" style:family="table-cell">
      <style:table-cell-properties fo:padding="0.0382in" fo:border="0.5pt solid #000000"/>
    </style:style>
    <style:style style:name="Taula5.A2" style:family="table-cell">
      <style:table-cell-properties fo:padding="0.0382in" fo:border-left="0.5pt solid #000000" fo:border-right="none" fo:border-top="none" fo:border-bottom="0.5pt solid #000000"/>
    </style:style>
    <style:style style:name="Taula5.C2" style:family="table-cell">
      <style:table-cell-properties fo:padding="0.0382in" fo:border-left="0.5pt solid #000000" fo:border-right="0.5pt solid #000000" fo:border-top="none" fo:border-bottom="0.5pt solid #000000"/>
    </style:style>
    <style:style style:name="Taula7" style:family="table">
      <style:table-properties style:width="6.6931in" table:align="margins"/>
    </style:style>
    <style:style style:name="Taula7.A" style:family="table-column">
      <style:table-column-properties style:column-width="6.6931in" style:rel-column-width="65535*"/>
    </style:style>
    <style:style style:name="Taula7.A1" style:family="table-cell">
      <style:table-cell-properties fo:padding="0.0382in" fo:border="0.05pt solid #000000"/>
    </style:style>
    <style:style style:name="Taula8" style:family="table">
      <style:table-properties style:width="6.6931in" table:align="margins"/>
    </style:style>
    <style:style style:name="Taula8.A" style:family="table-column">
      <style:table-column-properties style:column-width="6.6931in" style:rel-column-width="65535*"/>
    </style:style>
    <style:style style:name="Taula8.A1" style:family="table-cell">
      <style:table-cell-properties fo:padding="0.0382in" fo:border="0.05pt solid #000000"/>
    </style:style>
    <style:style style:name="Taula9" style:family="table">
      <style:table-properties style:width="6.6931in" table:align="margins"/>
    </style:style>
    <style:style style:name="Taula9.A" style:family="table-column">
      <style:table-column-properties style:column-width="6.6931in" style:rel-column-width="65535*"/>
    </style:style>
    <style:style style:name="Taula9.A1" style:family="table-cell">
      <style:table-cell-properties fo:padding="0.0382in" fo:border="0.05pt solid #000000"/>
    </style:style>
    <style:style style:name="Taula6" style:family="table">
      <style:table-properties style:width="6.6931in" table:align="margins"/>
    </style:style>
    <style:style style:name="Taula6.A" style:family="table-column">
      <style:table-column-properties style:column-width="6.6931in" style:rel-column-width="65535*"/>
    </style:style>
    <style:style style:name="Taula6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Cantarell" fo:language="es" fo:country="ES"/>
    </style:style>
    <style:style style:name="P2" style:family="paragraph" style:parent-style-name="Table_20_Contents">
      <style:text-properties style:font-name="Cantarell" fo:language="es" fo:country="ES" officeooo:rsid="001fe4c5" officeooo:paragraph-rsid="001fe4c5"/>
    </style:style>
    <style:style style:name="P3" style:family="paragraph" style:parent-style-name="Standard">
      <style:text-properties style:font-name="Cantarell" fo:language="es" fo:country="ES" officeooo:rsid="001f2cd3" officeooo:paragraph-rsid="001f2cd3"/>
    </style:style>
    <style:style style:name="P4" style:family="paragraph" style:parent-style-name="Standard">
      <style:text-properties style:font-name="Cantarell" fo:language="es" fo:country="ES" fo:font-weight="bold" officeooo:rsid="001f2cd3" officeooo:paragraph-rsid="001f2cd3" style:font-weight-asian="bold" style:font-weight-complex="bold"/>
    </style:style>
    <style:style style:name="P5" style:family="paragraph" style:parent-style-name="Standard">
      <style:text-properties style:font-name="Cantarell" fo:language="es" fo:country="ES" fo:font-weight="bold" officeooo:rsid="001f8266" officeooo:paragraph-rsid="001f8266" style:font-weight-asian="bold" style:font-weight-complex="bold"/>
    </style:style>
    <style:style style:name="P6" style:family="paragraph" style:parent-style-name="Standard">
      <style:text-properties style:font-name="Cantarell" fo:language="es" fo:country="ES" officeooo:paragraph-rsid="001f2cd3"/>
    </style:style>
    <style:style style:name="P7" style:family="paragraph" style:parent-style-name="Standard">
      <style:text-properties style:font-name="Cantarell" fo:language="es" fo:country="ES" officeooo:paragraph-rsid="001e181d"/>
    </style:style>
    <style:style style:name="P8" style:family="paragraph" style:parent-style-name="Standard">
      <style:text-properties style:font-name="Cantarell" fo:language="es" fo:country="ES" officeooo:rsid="001e181d" officeooo:paragraph-rsid="001e181d"/>
    </style:style>
    <style:style style:name="P9" style:family="paragraph" style:parent-style-name="Standard">
      <style:text-properties style:font-name="Cantarell" fo:language="es" fo:country="ES" officeooo:rsid="001fe4c5" officeooo:paragraph-rsid="001fe4c5"/>
    </style:style>
    <style:style style:name="P10" style:family="paragraph" style:parent-style-name="Standard">
      <style:text-properties style:font-name="Cantarell" fo:language="es" fo:country="ES" officeooo:rsid="0021237d" officeooo:paragraph-rsid="0021237d"/>
    </style:style>
    <style:style style:name="P11" style:family="paragraph" style:parent-style-name="Heading_20_1">
      <style:text-properties fo:language="es" fo:country="ES"/>
    </style:style>
    <style:style style:name="P12" style:family="paragraph" style:parent-style-name="Standard">
      <style:text-properties style:font-name="Cantarell" fo:language="es" fo:country="ES" fo:font-weight="bold" officeooo:rsid="001f2cd3" officeooo:paragraph-rsid="001f2cd3" style:font-weight-asian="bold" style:font-weight-complex="bold"/>
    </style:style>
    <style:style style:name="P13" style:family="paragraph" style:parent-style-name="Standard">
      <style:text-properties style:font-name="Cantarell" fo:language="es" fo:country="ES" fo:font-weight="bold" officeooo:rsid="001f8266" officeooo:paragraph-rsid="00239dd4" style:font-weight-asian="bold" style:font-weight-complex="bold"/>
    </style:style>
    <style:style style:name="P14" style:family="paragraph" style:parent-style-name="Standard">
      <style:text-properties officeooo:paragraph-rsid="00239dd4"/>
    </style:style>
    <style:style style:name="P15" style:family="paragraph" style:parent-style-name="Table_20_Contents">
      <style:text-properties style:font-name="Cantarell" fo:language="es" fo:country="ES"/>
    </style:style>
    <style:style style:name="P16" style:family="paragraph" style:parent-style-name="Table_20_Contents">
      <style:text-properties style:font-name="Cantarell" fo:language="es" fo:country="ES" officeooo:paragraph-rsid="00239dd4"/>
    </style:style>
    <style:style style:name="P17" style:family="paragraph" style:parent-style-name="Table_20_Contents">
      <style:text-properties officeooo:paragraph-rsid="001fe4c5"/>
    </style:style>
    <style:style style:name="T1" style:family="text">
      <style:text-properties officeooo:rsid="001f2cd3"/>
    </style:style>
    <style:style style:name="T2" style:family="text">
      <style:text-properties officeooo:rsid="001f8266"/>
    </style:style>
    <style:style style:name="T3" style:family="text">
      <style:text-properties officeooo:rsid="002309f8"/>
    </style:style>
    <style:style style:name="T4" style:family="text">
      <style:text-properties officeooo:rsid="00239dd4"/>
    </style:style>
    <style:style style:name="T5" style:family="text">
      <style:text-properties style:font-name="Cantarell" fo:language="es" fo:country="ES"/>
    </style:style>
    <style:style style:name="T6" style:family="text">
      <style:text-properties style:font-name="Cantarell" fo:language="es" fo:country="ES" fo:font-weight="bold" officeooo:rsid="001f8266" style:font-weight-asian="bold" style:font-weight-complex="bold"/>
    </style:style>
    <style:style style:name="T7" style:family="text">
      <style:text-properties style:font-name="Cantarell" fo:language="es" fo:country="ES" fo:font-weight="bold" officeooo:rsid="00239dd4" style:font-weight-asian="bold" style:font-weight-complex="bold"/>
    </style:style>
    <style:style style:name="T8" style:family="text">
      <style:text-properties style:font-name="Cantarell" fo:language="es" fo:country="ES" officeooo:rsid="001fe4c5"/>
    </style:style>
    <style:style style:name="T9" style:family="text">
      <style:text-properties style:font-name="Cantarell" fo:language="es" fo:country="ES" officeooo:rsid="002629dc"/>
    </style:style>
    <style:style style:name="T10" style:family="text">
      <style:text-properties style:font-name="Cantarell" fo:language="es" fo:country="ES" officeooo:rsid="002309f8"/>
    </style:style>
    <style:style style:name="T11" style:family="text">
      <style:text-properties style:font-name="Cantarell" fo:language="es" fo:country="ES" officeooo:rsid="0024ee74"/>
    </style:style>
    <style:style style:name="T12" style:family="text">
      <style:text-properties officeooo:rsid="0024ee74"/>
    </style:style>
    <style:style style:name="T13" style:family="text">
      <style:text-properties fo:font-weight="bold" officeooo:rsid="00239dd4" style:font-weight-asian="bold" style:font-weight-complex="bold"/>
    </style:style>
    <style:style style:name="T14" style:family="text">
      <style:text-properties fo:font-weight="bold" officeooo:rsid="0024ee74" style:font-weight-asian="bold" style:font-weight-complex="bold"/>
    </style:style>
    <style:style style:name="T15" style:family="text">
      <style:text-properties fo:font-weight="normal" officeooo:rsid="0024ee74" style:font-weight-asian="normal" style:font-weight-complex="normal"/>
    </style:style>
    <style:style style:name="T16" style:family="text">
      <style:text-properties officeooo:rsid="002629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Análisis de usabilidad de una web</text:h>
      <text:p text:style-name="P3"/>
      <text:p text:style-name="P4">Web analizada: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"><text:a xlink:type="simple" xlink:href="https://www.icordoba.es/" text:style-name="Internet_20_link" text:visited-style-name="Visited_20_Internet_20_Link">https://www.icordoba.es</text:a></text:p>
          </table:table-cell>
        </table:table-row>
      </table:table>
      <text:p text:style-name="P4"/>
      <text:p text:style-name="P3"/>
      <text:p text:style-name="P4">OBJETIVOS</text:p>
      <text:p text:style-name="P6">¿Cuáles <text:span text:style-name="T1">son</text:span> los objetivos de la web?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2">Darme a conocer y hacer ver el trabajo que puedo hacer y mis conocimientos</text:p>
          </table:table-cell>
        </table:table-row>
      </table:table>
      <text:p text:style-name="P6"/>
      <text:p text:style-name="P6"/>
      <text:p text:style-name="P6">¿<text:span text:style-name="T1">A q</text:span>ué <text:span text:style-name="T1">perfil de </text:span>usuarios <text:span text:style-name="T1">está orientada</text:span>?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2">Cualquier persona <text:span text:style-name="T16">sin necesidad de ningún conocimiento</text:span></text:p>
          </table:table-cell>
        </table:table-row>
      </table:table>
      <text:p text:style-name="P6"/>
      <text:p text:style-name="P6"/>
      <text:p text:style-name="P6">¿Cómo se consigue que la información sea atractiva y fácilmente accesible?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17"><text:span text:style-name="T8">Enfocando y dando más importancia al contenido sin distraer al usuario con otras cosas de la web </text:span><text:span text:style-name="T9">además de una buena estructura html y contrastes de colores para no tener ninguna brecha de accesibilidad, ya sea por discapacidades, edades, conocimientos...</text:span></text:p>
          </table:table-cell>
        </table:table-row>
      </table:table>
      <text:p text:style-name="P6"/>
      <text:p text:style-name="P6"/>
      <text:p text:style-name="P4">EVALUACIÓN HEURÍSTICA</text:p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7"/>
          </table:table-cell>
          <table:table-cell table:style-name="Taula5.A1" office:value-type="string">
            <text:p text:style-name="P7"/>
          </table:table-cell>
          <table:table-cell table:style-name="Taula5.C1" office:value-type="string">
            <text:p text:style-name="P3">S/N</text:p>
          </table:table-cell>
        </table:table-row>
        <table:table-row>
          <table:table-cell table:style-name="Taula5.A2" office:value-type="string">
            <text:p text:style-name="P7">1</text:p>
          </table:table-cell>
          <table:table-cell table:style-name="Taula5.A2" office:value-type="string">
            <text:p text:style-name="P7"><text:s/>Tiene mapas de navegación interactiva para su correcta utilización y navegación.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2</text:p>
          </table:table-cell>
          <table:table-cell table:style-name="Taula5.A2" office:value-type="string">
            <text:p text:style-name="P7"><text:s/>Sistema de navegación intuitivo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3</text:p>
          </table:table-cell>
          <table:table-cell table:style-name="Taula5.A2" office:value-type="string">
            <text:p text:style-name="P7"><text:s/>Incluye vínculos de navegación en el pie de página. </text:p>
          </table:table-cell>
          <table:table-cell table:style-name="Taula5.C2" office:value-type="string">
            <text:p text:style-name="P9">N</text:p>
          </table:table-cell>
        </table:table-row>
        <table:table-row>
          <table:table-cell table:style-name="Taula5.A2" office:value-type="string">
            <text:p text:style-name="P7">4</text:p>
          </table:table-cell>
          <table:table-cell table:style-name="Taula5.A2" office:value-type="string">
            <text:p text:style-name="P7"><text:s/>Ausencia de redireccionamiento en la entrada al portal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5</text:p>
          </table:table-cell>
          <table:table-cell table:style-name="Taula5.A2" office:value-type="string">
            <text:p text:style-name="P7"><text:s/>Identificación clara de los elementos enlazados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6</text:p>
          </table:table-cell>
          <table:table-cell table:style-name="Taula5.A2" office:value-type="string">
            <text:p text:style-name="P7"><text:s/>Posibilidad de retorno directo a la página de inicio en todo momento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7 </text:p>
          </table:table-cell>
          <table:table-cell table:style-name="Taula5.A2" office:value-type="string">
            <text:p text:style-name="P7">Menú permanente con no más de 7 opciones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8</text:p>
          </table:table-cell>
          <table:table-cell table:style-name="Taula5.A2" office:value-type="string">
            <text:p text:style-name="P7"><text:s/>Disponibilidad de una barra de "rastros" en todo momento </text:p>
          </table:table-cell>
          <table:table-cell table:style-name="Taula5.C2" office:value-type="string">
            <text:p text:style-name="P9">N</text:p>
          </table:table-cell>
        </table:table-row>
        <table:table-row>
          <table:table-cell table:style-name="Taula5.A2" office:value-type="string">
            <text:p text:style-name="P7">9</text:p>
          </table:table-cell>
          <table:table-cell table:style-name="Taula5.A2" office:value-type="string">
            <text:p text:style-name="P7"><text:s/>Links externos se abren en nuevas ventanas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1</text:p>
          </table:table-cell>
          <table:table-cell table:style-name="Taula5.A2" office:value-type="string">
            <text:p text:style-name="P7">0 Presenta iconos y menús con títulos y textos concisos y explicativos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11</text:p>
          </table:table-cell>
          <table:table-cell table:style-name="Taula5.A2" office:value-type="string">
            <text:p text:style-name="P7"><text:s/>Los iconos utilizados son comprensibles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12</text:p>
          </table:table-cell>
          <table:table-cell table:style-name="Taula5.A2" office:value-type="string">
            <text:p text:style-name="P7"><text:s/>Dimensiones óptimas de la página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13</text:p>
          </table:table-cell>
          <table:table-cell table:style-name="Taula5.A2" office:value-type="string">
            <text:p text:style-name="P7"><text:s/>Se observa correctamente con diferentes resoluciones de pantalla.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14</text:p>
          </table:table-cell>
          <table:table-cell table:style-name="Taula5.A2" office:value-type="string">
            <text:p text:style-name="P7"><text:s/>Se aprovecha equilibradamente el espacio visual de la página para evitar la sobresaturación de elementos, con espacios en blanco (libres) entre el contenido, para descansar la vista </text:p>
          </table:table-cell>
          <table:table-cell table:style-name="Taula5.C2" office:value-type="string">
            <text:p text:style-name="P9">S</text:p>
          </table:table-cell>
        </table:table-row>
        <text:soft-page-break/>
        <table:table-row>
          <table:table-cell table:style-name="Taula5.A2" office:value-type="string">
            <text:p text:style-name="P7">15</text:p>
          </table:table-cell>
          <table:table-cell table:style-name="Taula5.A2" office:value-type="string">
            <text:p text:style-name="P7"><text:s/>Se ofrece información sobre limitaciones o condiciones para la navegabilidad (límite de usuarios, necesidad de registrarse, fechas de caducidad para el acceso, costos de las operaciones)</text:p>
          </table:table-cell>
          <table:table-cell table:style-name="Taula5.C2" office:value-type="string">
            <text:p text:style-name="P9">N</text:p>
          </table:table-cell>
        </table:table-row>
        <table:table-row>
          <table:table-cell table:style-name="Taula5.A2" office:value-type="string">
            <text:p text:style-name="P7">16</text:p>
          </table:table-cell>
          <table:table-cell table:style-name="Taula5.A2" office:value-type="string">
            <text:p text:style-name="P7"><text:s/>Se especifican los aspectos técnicos para una correcta presentación (determinadas aplicaciones o plug-in, versión del navegador, resolución de pantalla) </text:p>
          </table:table-cell>
          <table:table-cell table:style-name="Taula5.C2" office:value-type="string">
            <text:p text:style-name="P9">N</text:p>
          </table:table-cell>
        </table:table-row>
        <table:table-row>
          <table:table-cell table:style-name="Taula5.A2" office:value-type="string">
            <text:p text:style-name="P7">17</text:p>
          </table:table-cell>
          <table:table-cell table:style-name="Taula5.A2" office:value-type="string">
            <text:p text:style-name="P7"><text:s/>Estructura organizada con criterio de perfil de usuario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18</text:p>
          </table:table-cell>
          <table:table-cell table:style-name="Taula5.A2" office:value-type="string">
            <text:p text:style-name="P7"><text:s/>Tiempo de descarga adecuado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19</text:p>
          </table:table-cell>
          <table:table-cell table:style-name="Taula5.A2" office:value-type="string">
            <text:p text:style-name="P7"><text:s/>Ausencia de marcos.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20</text:p>
          </table:table-cell>
          <table:table-cell table:style-name="Taula5.A2" office:value-type="string">
            <text:p text:style-name="P7"><text:s/>El rotulado es significativo, correcto y utiliza lemas estándares: "Mapa del sitio", "Acerca de", "Quiénes somos","Ayuda", "FAQs", "Regístrese"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21</text:p>
          </table:table-cell>
          <table:table-cell table:style-name="Taula5.A2" office:value-type="string">
            <text:p text:style-name="P7"><text:s/>Existencia de una opción de búsqueda en la parte superior de la página principal. </text:p>
          </table:table-cell>
          <table:table-cell table:style-name="Taula5.C2" office:value-type="string">
            <text:p text:style-name="P9">N</text:p>
          </table:table-cell>
        </table:table-row>
        <table:table-row>
          <table:table-cell table:style-name="Taula5.A2" office:value-type="string">
            <text:p text:style-name="P7">22</text:p>
          </table:table-cell>
          <table:table-cell table:style-name="Taula5.A2" office:value-type="string">
            <text:p text:style-name="P7"><text:s/>Opción de búsqueda avanzada </text:p>
          </table:table-cell>
          <table:table-cell table:style-name="Taula5.C2" office:value-type="string">
            <text:p text:style-name="P9">N</text:p>
          </table:table-cell>
        </table:table-row>
        <table:table-row>
          <table:table-cell table:style-name="Taula5.A2" office:value-type="string">
            <text:p text:style-name="P7">23</text:p>
          </table:table-cell>
          <table:table-cell table:style-name="Taula5.A2" office:value-type="string">
            <text:p text:style-name="P7"><text:s/>No necesidad de plug-ins para visualizar las páginas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24</text:p>
          </table:table-cell>
          <table:table-cell table:style-name="Taula5.A2" office:value-type="string">
            <text:p text:style-name="P7"><text:s/>Ausencia de elementos multimedia como animaciones o música </text:p>
          </table:table-cell>
          <table:table-cell table:style-name="Taula5.C2" office:value-type="string">
            <text:p text:style-name="P7"/>
          </table:table-cell>
        </table:table-row>
        <table:table-row>
          <table:table-cell table:style-name="Taula5.A2" office:value-type="string">
            <text:p text:style-name="P7">25</text:p>
          </table:table-cell>
          <table:table-cell table:style-name="Taula5.A2" office:value-type="string">
            <text:p text:style-name="P7"><text:s/>Imágenes/Ilustraciones ocupando entre el 5 y el 15 % del espacio de la página de iicio. </text:p>
          </table:table-cell>
          <table:table-cell table:style-name="Taula5.C2" office:value-type="string">
            <text:p text:style-name="P7"/>
          </table:table-cell>
        </table:table-row>
        <table:table-row>
          <table:table-cell table:style-name="Taula5.A2" office:value-type="string">
            <text:p text:style-name="P7">26</text:p>
          </table:table-cell>
          <table:table-cell table:style-name="Taula5.A2" office:value-type="string">
            <text:p text:style-name="P7"><text:s/>Fuente de texto adecuada (negro, 12pt, sans-serif).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27</text:p>
          </table:table-cell>
          <table:table-cell table:style-name="Taula5.A2" office:value-type="string">
            <text:p text:style-name="P7"><text:s/>Títulos descriptivos de las páginas (etiqueta TITLE). </text:p>
          </table:table-cell>
          <table:table-cell table:style-name="Taula5.C2" office:value-type="string">
            <text:p text:style-name="P9">N</text:p>
          </table:table-cell>
        </table:table-row>
        <table:table-row>
          <table:table-cell table:style-name="Taula5.A2" office:value-type="string">
            <text:p text:style-name="P7">28</text:p>
          </table:table-cell>
          <table:table-cell table:style-name="Taula5.A2" office:value-type="string">
            <text:p text:style-name="P7"><text:s/>Ausencia de ventanas emergentes (pop-ups) </text:p>
          </table:table-cell>
          <table:table-cell table:style-name="Taula5.C2" office:value-type="string">
            <text:p text:style-name="P9">S</text:p>
          </table:table-cell>
        </table:table-row>
        <table:table-row>
          <table:table-cell table:style-name="Taula5.A2" office:value-type="string">
            <text:p text:style-name="P7">29</text:p>
          </table:table-cell>
          <table:table-cell table:style-name="Taula5.A2" office:value-type="string">
            <text:p text:style-name="P7"><text:s/>Ausencia de menús desplegables, texto móvil, marquesinas, texto flotante,… </text:p>
          </table:table-cell>
          <table:table-cell table:style-name="Taula5.C2" office:value-type="string">
            <text:p text:style-name="P7"/>
          </table:table-cell>
        </table:table-row>
        <table:table-row>
          <table:table-cell table:style-name="Taula5.A2" office:value-type="string">
            <text:p text:style-name="P7">30</text:p>
          </table:table-cell>
          <table:table-cell table:style-name="Taula5.A2" office:value-type="string">
            <text:p text:style-name="P7"><text:s/>Independencia del navegador y su versión</text:p>
          </table:table-cell>
          <table:table-cell table:style-name="Taula5.C2" office:value-type="string">
            <text:p text:style-name="P10">S</text:p>
          </table:table-cell>
        </table:table-row>
      </table:table>
      <text:p text:style-name="P7"/>
      <text:p text:style-name="P5">HERRAMIENTAS</text:p>
      <text:p text:style-name="P5">Conclusiones Análisis Mobi.Ready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1">* <text:span text:style-name="T12">La página ouede reducir el peso</text:span></text:p>
            <text:p text:style-name="P1">* <text:span text:style-name="T12">Mejorar en los servidores para la compressión de datos gzip y control de cache</text:span></text:p>
            <text:p text:style-name="Table_20_Contents"><text:span text:style-name="T5">* </text:span><text:span text:style-name="T11">Mejorar el p</text:span><text:span text:style-name="T9">eso</text:span><text:span text:style-name="T11"> del favicon</text:span></text:p>
            <text:p text:style-name="Table_20_Contents"><text:span text:style-name="T5">* </text:span><text:span text:style-name="T11">Añadir utificación U</text:span><text:span text:style-name="T9">TF</text:span><text:span text:style-name="T11">-8</text:span></text:p>
          </table:table-cell>
        </table:table-row>
      </table:table>
      <text:p text:style-name="P5"/>
      <text:p text:style-name="P5">Conclusiones Browsershots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1">* <text:span text:style-name="T3">Navegadores antiguos no se ve (se necesita aceptar js)</text:span></text:p>
            <text:p text:style-name="Table_20_Contents"><text:span text:style-name="T5">* </text:span><text:span text:style-name="T10">E</text:span><text:span text:style-name="T9">n Chrome la versión minima funcional és 38</text:span></text:p>
            <text:p text:style-name="P1">* <text:span text:style-name="T3">Se tiene que aceptar el certificado de seguridad en navegadores antiguos</text:span></text:p>
          </table:table-cell>
        </table:table-row>
      </table:table>
      <text:p text:style-name="P5"/>
      <text:p text:style-name="P5">Conclusiones FiveSecondsTest</text:p>
      <table:table table:name="Taula9" table:style-name="Taula9">
        <table:table-column table:style-name="Taula9.A"/>
        <table:table-row>
          <table:table-cell table:style-name="Taula9.A1" office:value-type="string">
            <text:p text:style-name="P1"><text:a xlink:type="simple" xlink:href="https://app.usabilityhub.com/do/e8c0be8622ce/68cf" text:style-name="Internet_20_link" text:visited-style-name="Visited_20_Internet_20_Link">https://app.usabilityhub.com/do/e8c0be8622ce/68cf</text:a></text:p>
          </table:table-cell>
        </table:table-row>
      </table:table>
      <text:p text:style-name="P5"/>
      <text:p text:style-name="P4"/>
      <text:p text:style-name="P14"><text:soft-page-break/><text:span text:style-name="T6">Conclusiones L</text:span><text:span text:style-name="T7">ighthouse Google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<text:span text:style-name="T4">* </text:span><text:span text:style-name="T13">El rendimiento: </text:span><text:span text:style-name="T4">es muy mejorable en la página haciendo cosas como cargar una fuente base antes para no esperar a que cargue la requerida.</text:span></text:p>
            <text:p text:style-name="P16"/>
            <text:p text:style-name="P16">* <text:span text:style-name="T14">Accesibilidad: </text:span><text:span text:style-name="T15">elementos html no contienen el atributo aria, el formulario no tiene etiquetas label y el contraste de colores debe ser mayor en el tema oscuro.</text:span></text:p>
            <text:p text:style-name="P16"><text:span text:style-name="T15"/></text:p>
            <text:p text:style-name="P16"><text:span text:style-name="T15">* </text:span><text:span text:style-name="T14">Buenas prácticas cosas a mejorar: </text:span><text:span text:style-name="T15">usar http/2 y usar link seguro para la petición de proyectos a github</text:span></text:p>
            <text:p text:style-name="P16"><text:span text:style-name="T15"/></text:p>
            <text:p text:style-name="P16"><text:span text:style-name="T15">* </text:span><text:span text:style-name="T14">SEO: </text:span><text:span text:style-name="T15">crear meta description</text:span></text:p>
          </table:table-cell>
        </table:table-row>
      </table:table>
      <text:p text:style-name="P13"/>
      <text:p text:style-name="P13"/>
      <text:p text:style-name="P4">CONCLUSIONES <text:span text:style-name="T2">GENERALES</text:span>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1"><text:span text:style-name="T3">La página en general cumple los requisitos de usabilidad pero tiene aspectos que se pueden mejorar, aunque la velocidad es rápida se puede reducir el peso de los ficheros y así mejorar aun más la velocidad. Los menus són intuitivos y faciles de usar para cualquier tipo de gente, ya que es una web enfocada a cualquier persona. En cuanto a la accesibilidad posee un buen contraste de colores con opción de cambiar el tema oscuro y claro para quien se le dificulte alguna de las visualizaciones pero aun así sigue sin ser un contraste suficiente para gente que tiene dificultades visuales. El tema de atributos aria y buena estructura html tambien es mejorable. </text:span>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4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2" svg:font-family="FreeSans" style:font-family-generic="swiss"/>
    <style:font-face style:name="Cantarell" svg:font-family="Cantarell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er_20_defecte" style:display-name="Per defecte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e_20_sense_20_emplenament" style:display-name="Objecte sense emplenament" style:family="paragraph" style:parent-style-name="Per_20_defecte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e_20_sense_20_emplenament_20_ni_20_línia" style:display-name="Objecte sense emplenament ni línia" style:family="paragraph" style:parent-style-name="Per_20_defecte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ia_20_de_20_dimensió" style:display-name="Línia de dimensió" style:family="paragraph" style:parent-style-name="Per_20_defecte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mplenat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mplenat_20_blau" style:display-name="Emplenat blau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Emplenat_20_verd" style:display-name="Emplenat verd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Emplenat_20_vermell" style:display-name="Emplenat vermell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Emplenat_20_groc" style:display-name="Emplenat groc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orn_20_blau" style:display-name="Contorn blau" style:family="paragraph" style:parent-style-name="Contorn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_20_verd" style:display-name="Contorn verd" style:family="paragraph" style:parent-style-name="Contorn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_20_vermell" style:display-name="Contorn vermell" style:family="paragraph" style:parent-style-name="Contorn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_20_groc" style:display-name="Contorn groc" style:family="paragraph" style:parent-style-name="Contorn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Per_20_defecte_7e_LT_7e_Gliederung_20_1" style:display-name="Per defect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Gliederung_20_2" style:display-name="Per defecte~LT~Gliederung 2" style:family="paragraph" style:parent-style-name="Per_20_defecte_7e_LT_7e_Gliederung_20_1" style:default-outline-level="">
      <style:paragraph-properties fo:margin-top="0.1575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er_20_defecte_7e_LT_7e_Gliederung_20_3" style:display-name="Per defecte~LT~Gliederung 3" style:family="paragraph" style:parent-style-name="Per_20_defecte_7e_LT_7e_Gliederung_20_2" style:default-outline-level="">
      <style:paragraph-properties fo:margin-top="0.1181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er_20_defecte_7e_LT_7e_Gliederung_20_4" style:display-name="Per defecte~LT~Gliederung 4" style:family="paragraph" style:parent-style-name="Per_20_defecte_7e_LT_7e_Gliederung_20_3" style:default-outline-level="">
      <style:paragraph-properties fo:margin-top="0.0783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5" style:display-name="Per defecte~LT~Gliederung 5" style:family="paragraph" style:parent-style-name="Per_20_defecte_7e_LT_7e_Gliederung_20_4" style:default-outline-level="">
      <style:paragraph-properties fo:margin-top="0.0398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6" style:display-name="Per defecte~LT~Gliederung 6" style:family="paragraph" style:parent-style-name="Per_20_defecte_7e_LT_7e_Gliederung_20_5" style:default-outline-level="">
      <style:paragraph-properties fo:margin-top="0.0398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7" style:display-name="Per defecte~LT~Gliederung 7" style:family="paragraph" style:parent-style-name="Per_20_defecte_7e_LT_7e_Gliederung_20_6" style:default-outline-level="">
      <style:paragraph-properties fo:margin-top="0.0398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8" style:display-name="Per defecte~LT~Gliederung 8" style:family="paragraph" style:parent-style-name="Per_20_defecte_7e_LT_7e_Gliederung_20_7" style:default-outline-level="">
      <style:paragraph-properties fo:margin-top="0.0398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9" style:display-name="Per defecte~LT~Gliederung 9" style:family="paragraph" style:parent-style-name="Per_20_defecte_7e_LT_7e_Gliederung_20_8" style:default-outline-level="">
      <style:paragraph-properties fo:margin-top="0.0398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Titel" style:display-name="Per defect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Untertitel" style:display-name="Per defec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Notizen" style:display-name="Per defect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Hintergrundobjekte" style:display-name="Per defec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er_20_defecte_7e_LT_7e_Hintergrund" style:display-name="Per defec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bjectes_20_de_20_fons" style:display-name="Objectes de fon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1575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1181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0783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0398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0398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0398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0398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0398in" fo:margin-bottom="0in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3T01:57:01.814164146</meta:creation-date>
    <dc:date>2020-01-26T23:06:06.372235319</dc:date>
    <meta:editing-duration>PT56M51S</meta:editing-duration>
    <meta:editing-cycles>5</meta:editing-cycles>
    <meta:generator>LibreOffice/6.3.4.2$Linux_X86_64 LibreOffice_project/30$Build-2</meta:generator>
    <meta:document-statistic meta:table-count="10" meta:image-count="0" meta:object-count="0" meta:page-count="3" meta:paragraph-count="118" meta:word-count="716" meta:character-count="4409" meta:non-whitespace-character-count="3753"/>
  </office:meta>
</office:document-meta>
</file>